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weight="bold" style:font-weight-asian="bold" style:font-weight-complex="bold"/>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weight="bold" style:font-weight-asian="bold" style:font-weight-complex="bold"/>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style="italic" style:font-style-asian="italic" style:font-style-complex="italic"/>
    </style:style>
    <style:style style:name="T139" style:family="text">
      <style:text-properties fo:font-weight="bold" style:font-weight-asian="bold" style:font-weight-complex="bold"/>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weight="bold" style:font-weight-asian="bold" style:font-weight-complex="bold"/>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weight="bold" style:font-weight-asian="bold" style:font-weight-complex="bold"/>
    </style:style>
    <style:style style:name="T194" style:family="text">
      <style:text-properties fo:font-style="italic" style:font-style-asian="italic" style:font-style-complex="italic"/>
    </style:style>
    <style:style style:name="T195" style:family="text">
      <style:text-properties fo:font-weight="bold" style:font-weight-asian="bold" style:font-weight-complex="bold"/>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weight="bold" style:font-weight-asian="bold" style:font-weight-complex="bold"/>
    </style:style>
    <style:style style:name="T212" style:family="text">
      <style:text-properties fo:font-style="italic" style:font-style-asian="italic" style:font-style-complex="italic"/>
    </style:style>
    <style:style style:name="T213" style:family="text">
      <style:text-properties fo:font-weight="bold" style:font-weight-asian="bold" style:font-weight-complex="bold"/>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weight="bold" style:font-weight-asian="bold" style:font-weight-complex="bold"/>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style="italic" style:font-style-asian="italic" style:font-style-complex="italic"/>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weight="bold" style:font-weight-asian="bold" style:font-weight-complex="bold"/>
    </style:style>
    <style:style style:name="T404" style:family="text">
      <style:text-properties fo:font-weight="bold" style:font-weight-asian="bold" style:font-weight-complex="bold"/>
    </style:style>
    <style:style style:name="T405" style:family="text">
      <style:text-properties fo:font-weight="bold" style:font-weight-asian="bold" style:font-weight-complex="bold"/>
    </style:style>
    <style:style style:name="T406" style:family="text">
      <style:text-properties fo:font-weight="bold" style:font-weight-asian="bold" style:font-weight-complex="bold"/>
    </style:style>
    <style:style style:name="T407" style:family="text">
      <style:text-properties fo:font-weight="bold" style:font-weight-asian="bold" style:font-weight-complex="bold"/>
    </style:style>
    <style:style style:name="T408" style:family="text">
      <style:text-properties fo:font-weight="bold" style:font-weight-asian="bold" style:font-weight-complex="bold"/>
    </style:style>
    <style:style style:name="T409" style:family="text">
      <style:text-properties fo:font-weight="bold" style:font-weight-asian="bold" style:font-weight-complex="bold"/>
    </style:style>
    <style:style style:name="T410" style:family="text">
      <style:text-properties fo:font-weight="bold" style:font-weight-asian="bold" style:font-weight-complex="bold"/>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weight="bold" style:font-weight-asian="bold" style:font-weight-complex="bold"/>
    </style:style>
    <style:style style:name="T423" style:family="text">
      <style:text-properties fo:font-weight="bold" style:font-weight-asian="bold" style:font-weight-complex="bold"/>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weight="bold" style:font-weight-asian="bold" style:font-weight-complex="bold"/>
    </style:style>
    <style:style style:name="T430" style:family="text">
      <style:text-properties fo:font-weight="bold" style:font-weight-asian="bold" style:font-weight-complex="bold"/>
    </style:style>
    <style:style style:name="T431" style:family="text">
      <style:text-properties fo:font-weight="bold" style:font-weight-asian="bold" style:font-weight-complex="bold"/>
    </style:style>
    <style:style style:name="T432" style:family="text">
      <style:text-properties fo:font-weight="bold" style:font-weight-asian="bold" style:font-weight-complex="bold"/>
    </style:style>
    <style:style style:name="T433" style:family="text">
      <style:text-properties fo:font-weight="bold" style:font-weight-asian="bold" style:font-weight-complex="bold"/>
    </style:style>
    <style:style style:name="T434" style:family="text">
      <style:text-properties fo:font-weight="bold" style:font-weight-asian="bold" style:font-weight-complex="bold"/>
    </style:style>
    <style:style style:name="T435" style:family="text">
      <style:text-properties fo:font-weight="bold" style:font-weight-asian="bold" style:font-weight-complex="bold"/>
    </style:style>
    <style:style style:name="T436" style:family="text">
      <style:text-properties fo:font-weight="bold" style:font-weight-asian="bold" style:font-weight-complex="bold"/>
    </style:style>
    <style:style style:name="T437" style:family="text">
      <style:text-properties fo:font-weight="bold" style:font-weight-asian="bold" style:font-weight-complex="bold"/>
    </style:style>
    <style:style style:name="T438" style:family="text">
      <style:text-properties fo:font-weight="bold" style:font-weight-asian="bold" style:font-weight-complex="bold"/>
    </style:style>
    <style:style style:name="T439" style:family="text">
      <style:text-properties fo:font-weight="bold" style:font-weight-asian="bold" style:font-weight-complex="bold"/>
    </style:style>
    <style:style style:name="T440" style:family="text">
      <style:text-properties fo:font-weight="bold" style:font-weight-asian="bold" style:font-weight-complex="bold"/>
    </style:style>
    <style:style style:name="T441" style:family="text">
      <style:text-properties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fo:font-weight="bold" style:font-weight-asian="bold" style:font-weight-complex="bold"/>
    </style:style>
    <style:style style:name="T449" style:family="text">
      <style:text-properties fo:font-weight="bold" style:font-weight-asian="bold" style:font-weight-complex="bold"/>
    </style:style>
    <style:style style:name="T450" style:family="text">
      <style:text-properties fo:font-weight="bold" style:font-weight-asian="bold" style:font-weight-complex="bold"/>
    </style:style>
    <style:style style:name="T451" style:family="text">
      <style:text-properties fo:font-weight="bold" style:font-weight-asian="bold" style:font-weight-complex="bold"/>
    </style:style>
    <style:style style:name="T452" style:family="text">
      <style:text-properties fo:font-weight="bold" style:font-weight-asian="bold" style:font-weight-complex="bold"/>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weight="bold" style:font-weight-asian="bold" style:font-weight-complex="bold"/>
    </style:style>
    <style:style style:name="T456" style:family="text">
      <style:text-properties fo:font-weight="bold" style:font-weight-asian="bold" style:font-weight-complex="bold"/>
    </style:style>
    <style:style style:name="T457" style:family="text">
      <style:text-properties fo:font-weight="bold" style:font-weight-asian="bold" style:font-weight-complex="bold"/>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weight="bold" style:font-weight-asian="bold" style:font-weight-complex="bold"/>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weight="bold" style:font-weight-asian="bold" style:font-weight-complex="bold"/>
    </style:style>
    <style:style style:name="T464" style:family="text">
      <style:text-properties fo:font-weight="bold" style:font-weight-asian="bold" style:font-weight-complex="bold"/>
    </style:style>
    <style:style style:name="T465" style:family="text">
      <style:text-properties fo:font-weight="bold" style:font-weight-asian="bold" style:font-weight-complex="bold"/>
    </style:style>
    <style:style style:name="T466" style:family="text">
      <style:text-properties fo:font-weight="bold" style:font-weight-asian="bold" style:font-weight-complex="bold"/>
    </style:style>
    <style:style style:name="T467" style:family="text">
      <style:text-properties fo:font-weight="bold" style:font-weight-asian="bold" style:font-weight-complex="bold"/>
    </style:style>
    <style:style style:name="T468" style:family="text">
      <style:text-properties fo:font-weight="bold" style:font-weight-asian="bold" style:font-weight-complex="bold"/>
    </style:style>
    <style:style style:name="T469" style:family="text">
      <style:text-properties fo:font-weight="bold" style:font-weight-asian="bold" style:font-weight-complex="bold"/>
    </style:style>
    <style:style style:name="T470" style:family="text">
      <style:text-properties fo:font-weight="bold" style:font-weight-asian="bold" style:font-weight-complex="bold"/>
    </style:style>
    <style:style style:name="T471" style:family="text">
      <style:text-properties fo:font-weight="bold" style:font-weight-asian="bold" style:font-weight-complex="bold"/>
    </style:style>
    <style:style style:name="T472" style:family="text">
      <style:text-properties fo:font-weight="bold" style:font-weight-asian="bold" style:font-weight-complex="bold"/>
    </style:style>
    <style:style style:name="T473" style:family="text">
      <style:text-properties fo:font-weight="bold" style:font-weight-asian="bold" style:font-weight-complex="bold"/>
    </style:style>
    <style:style style:name="T474" style:family="text">
      <style:text-properties fo:font-weight="bold" style:font-weight-asian="bold" style:font-weight-complex="bold"/>
    </style:style>
    <style:style style:name="T475" style:family="text">
      <style:text-properties fo:font-weight="bold" style:font-weight-asian="bold" style:font-weight-complex="bold"/>
    </style:style>
    <style:style style:name="T476" style:family="text">
      <style:text-properties fo:font-weight="bold" style:font-weight-asian="bold" style:font-weight-complex="bold"/>
    </style:style>
    <style:style style:name="T477" style:family="text">
      <style:text-properties fo:font-weight="bold" style:font-weight-asian="bold" style:font-weight-complex="bold"/>
    </style:style>
    <style:style style:name="T478" style:family="text">
      <style:text-properties fo:font-weight="bold" style:font-weight-asian="bold" style:font-weight-complex="bold"/>
    </style:style>
    <style:style style:name="T479" style:family="text">
      <style:text-properties fo:font-weight="bold" style:font-weight-asian="bold" style:font-weight-complex="bold"/>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weight="bold" style:font-weight-asian="bold" style:font-weight-complex="bold"/>
    </style:style>
    <style:style style:name="T486" style:family="text">
      <style:text-properties fo:font-weight="bold" style:font-weight-asian="bold" style:font-weight-complex="bold"/>
    </style:style>
    <style:style style:name="T487" style:family="text">
      <style:text-properties fo:font-weight="bold" style:font-weight-asian="bold" style:font-weight-complex="bold"/>
    </style:style>
    <style:style style:name="T488" style:family="text">
      <style:text-properties fo:font-weight="bold" style:font-weight-asian="bold" style:font-weight-complex="bold"/>
    </style:style>
    <style:style style:name="T489" style:family="text">
      <style:text-properties fo:font-weight="bold" style:font-weight-asian="bold" style:font-weight-complex="bold"/>
    </style:style>
    <style:style style:name="T490" style:family="text">
      <style:text-properties fo:font-weight="bold" style:font-weight-asian="bold" style:font-weight-complex="bold"/>
    </style:style>
    <style:style style:name="T491" style:family="text">
      <style:text-properties fo:font-style="italic" style:font-style-asian="italic" style:font-style-complex="italic"/>
    </style:style>
    <style:style style:name="T492" style:family="text">
      <style:text-properties fo:font-weight="bold" style:font-weight-asian="bold" style:font-weight-complex="bold"/>
    </style:style>
    <style:style style:name="T493" style:family="text">
      <style:text-properties fo:font-weight="bold" style:font-weight-asian="bold" style:font-weight-complex="bold"/>
    </style:style>
    <style:style style:name="T494" style:family="text">
      <style:text-properties fo:font-weight="bold" style:font-weight-asian="bold" style:font-weight-complex="bold"/>
    </style:style>
    <style:style style:name="T495" style:family="text">
      <style:text-properties fo:font-weight="bold" style:font-weight-asian="bold" style:font-weight-complex="bold"/>
    </style:style>
    <style:style style:name="T496" style:family="text">
      <style:text-properties fo:font-weight="bold" style:font-weight-asian="bold" style:font-weight-complex="bold"/>
    </style:style>
    <style:style style:name="T497" style:family="text">
      <style:text-properties fo:font-weight="bold" style:font-weight-asian="bold" style:font-weight-complex="bold"/>
    </style:style>
    <style:style style:name="T498" style:family="text">
      <style:text-properties fo:font-weight="bold" style:font-weight-asian="bold" style:font-weight-complex="bold"/>
    </style:style>
    <style:style style:name="T499" style:family="text">
      <style:text-properties fo:font-weight="bold" style:font-weight-asian="bold" style:font-weight-complex="bold"/>
    </style:style>
    <style:style style:name="T500" style:family="text">
      <style:text-properties fo:font-weight="bold" style:font-weight-asian="bold" style:font-weight-complex="bold"/>
    </style:style>
    <style:style style:name="T501" style:family="text">
      <style:text-properties fo:font-weight="bold" style:font-weight-asian="bold" style:font-weight-complex="bold"/>
    </style:style>
    <style:style style:name="T502" style:family="text">
      <style:text-properties fo:font-weight="bold" style:font-weight-asian="bold" style:font-weight-complex="bold"/>
    </style:style>
    <style:style style:name="T503" style:family="text">
      <style:text-properties fo:font-weight="bold" style:font-weight-asian="bold" style:font-weight-complex="bold"/>
    </style:style>
    <style:style style:name="T504" style:family="text">
      <style:text-properties fo:font-weight="bold" style:font-weight-asian="bold" style:font-weight-complex="bold"/>
    </style:style>
    <style:style style:name="T505" style:family="text">
      <style:text-properties fo:font-weight="bold" style:font-weight-asian="bold" style:font-weight-complex="bold"/>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weight="bold" style:font-weight-asian="bold" style:font-weight-complex="bold"/>
    </style:style>
    <style:style style:name="T509" style:family="text">
      <style:text-properties fo:font-weight="bold" style:font-weight-asian="bold" style:font-weight-complex="bold"/>
    </style:style>
    <style:style style:name="T510" style:family="text">
      <style:text-properties fo:font-weight="bold" style:font-weight-asian="bold" style:font-weight-complex="bold"/>
    </style:style>
    <style:style style:name="T511" style:family="text">
      <style:text-properties fo:font-style="italic" style:font-style-asian="italic" style:font-style-complex="italic"/>
    </style:style>
  </office:automatic-styles>
  <office:body>
    <office:text>
      <text:h text:style-name="Heading_20_1" text:outline-level="1">RECUVA TOOL GUIDE</text:h>
      <text:p text:style-name="First_20_paragraph">Recuva Tool Guide<text:line-break/>Data recovery and secure deletion ---------------------------------</text:p>
      <text:p text:style-name="Text_20_body"><text:span text:style-name="T1">Lesson</text:span><text:span text:style-name="T2"> </text:span><text:span text:style-name="T3">to</text:span><text:span text:style-name="T4"> </text:span><text:span text:style-name="T5">read:</text:span><text:line-break/><text:span text:style-name="T6">?</text:span><text:span text:style-name="T7"> </text:span><text:a xlink:type="simple" xlink:href="umbrella://lesson/backing-up" office:name=""><text:span text:style-name="Definition"><text:span text:style-name="T8">Backing</text:span><text:span text:style-name="T9"> </text:span><text:span text:style-name="T10">Up</text:span></text:span></text:a><text:line-break/><text:span text:style-name="T11">Download</text:span><text:span text:style-name="T12"> </text:span><text:span text:style-name="T13">Location:</text:span> <text:a xlink:type="simple" xlink:href="http://www.piriform.com/recuva/builds" office:name=""><text:span text:style-name="Definition">http://www.piriform.com/recuva/builds</text:span></text:a>  <text:line-break/><text:span text:style-name="T14">Computer</text:span><text:span text:style-name="T15"> </text:span><text:span text:style-name="T16">requirements:</text:span> Any version of Windows<text:line-break/><text:span text:style-name="T17">Version</text:span><text:span text:style-name="T18"> </text:span><text:span text:style-name="T19">used</text:span><text:span text:style-name="T20"> </text:span><text:span text:style-name="T21">in</text:span><text:span text:style-name="T22"> </text:span><text:span text:style-name="T23">this</text:span><text:span text:style-name="T24"> </text:span><text:span text:style-name="T25">guide:</text:span> Recuva 1.3<text:line-break/><text:span text:style-name="T26">License:</text:span> Freeware<text:line-break/><text:span text:style-name="T27">Level:</text:span> Intermediate<text:line-break/><text:span text:style-name="T28">Time</text:span><text:span text:style-name="T29"> </text:span><text:span text:style-name="T30">required:</text:span> 20 minutes</text:p>
      <text:p text:style-name="Text_20_body"><text:span text:style-name="T31">Using</text:span><text:span text:style-name="T32"> </text:span><text:span text:style-name="T33">Recuva</text:span><text:span text:style-name="T34"> </text:span><text:span text:style-name="T35">will</text:span><text:span text:style-name="T36"> </text:span><text:span text:style-name="T37">give</text:span><text:span text:style-name="T38"> </text:span><text:span text:style-name="T39">you:</text:span><text:line-break/>? The ability to perform different scanning techniques<text:line-break/>? The ability to recover previously deleted files on your computer, including emails, images and videos<text:line-break/>? The ability to securely delete private or sensitive information</text:p>
      <text:p text:style-name="Text_20_body">Mac OS users could use <text:a xlink:type="simple" xlink:href="www.cgsecurity.org/" office:name=""><text:span text:style-name="Definition">TestDisk and PhotoRec</text:span></text:a>, as an alternative, which are also compatible with Microsoft Windows and GNU Linux.</text:p>
      <text:h text:style-name="Heading_20_3" text:outline-level="3">1.1 Before you start</text:h>
      <text:p text:style-name="First_20_paragraph">In situations where private or sensitive files may have been mistakenly deleted, Recuva can help you to scan for and restore some of them. As discussed in the <text:a xlink:type="simple" xlink:href="umbrella://lesson/safely-deleting" office:name=""><text:span text:style-name="Definition"><text:span text:style-name="T40">Deleting</text:span><text:span text:style-name="T41"> </text:span><text:span text:style-name="T42">lesson</text:span></text:span></text:a>, a file deleted using the standard Windows operating system Delete function, even after the Recycle Bin has been emptied, might still exist on the computer.</text:p>
      <text:p text:style-name="Text_20_body">However, there are circumstances under which Recuva cannot retrieve information. If you have permanently deleted or wiped any temporary files by running CCleaner with the Secure file deletion (Slower) option enabled, those files are virtually unrecoverable. Recuva cannot recover files after programs like CCleaner or Eraser have been used to wipe free disk space or if Windows itself has already overwritten any previously occupied space. Recuva also cannot recover damaged documents and files.</text:p>
      <text:p text:style-name="Text_20_body">Recuva can also be used to securely overwrite your private or sensitive data.</text:p>
      <text:h text:style-name="Heading_20_3" text:outline-level="3">How to Install Recuva</text:h>
      <text:h text:style-name="Heading_20_3" text:outline-level="3">2.0 How to Install Recuva</text:h>
      <text:p text:style-name="First_20_paragraph"><text:span text:style-name="T43">Step</text:span><text:span text:style-name="T44"> </text:span><text:span text:style-name="T45">1.</text:span> Double click ?rcsetup138.exe?; the <text:span text:style-name="T46">Open</text:span><text:span text:style-name="T47"> </text:span><text:span text:style-name="T48">File</text:span><text:span text:style-name="T49"> </text:span><text:span text:style-name="T50">-</text:span><text:span text:style-name="T51"> </text:span><text:span text:style-name="T52">Security</text:span><text:span text:style-name="T53"> </text:span><text:span text:style-name="T54">Warning</text:span> dialog box may appear. If it does, click ?Run? to activate the language box.</text:p>
      <text:p text:style-name="Text_20_body"><text:span text:style-name="T55">Step</text:span><text:span text:style-name="T56"> </text:span><text:span text:style-name="T57">2.</text:span> Click ?OK? to activate the Welcome to the <text:span text:style-name="T58">Recuva</text:span><text:span text:style-name="T59"> </text:span><text:span text:style-name="T60">Setup</text:span><text:span text:style-name="T61"> </text:span><text:span text:style-name="T62">Wizard</text:span> screen.</text:p>
      <text:p text:style-name="Text_20_body"><text:span text:style-name="T63">Step</text:span><text:span text:style-name="T64"> </text:span><text:span text:style-name="T65">3.</text:span> Click ?Next? to activate the <text:span text:style-name="T66">License</text:span><text:span text:style-name="T67"> </text:span><text:span text:style-name="T68">Agreement</text:span> screen. Please read the <text:span text:style-name="T69">License</text:span><text:span text:style-name="T70"> </text:span><text:span text:style-name="T71">Agreement</text:span> before proceeding with the rest of the installation process.</text:p>
      <text:p text:style-name="Text_20_body"><text:span text:style-name="T72">Step</text:span><text:span text:style-name="T73"> </text:span><text:span text:style-name="T74">4.</text:span> Click ?I Agree? to activate the <text:span text:style-name="T75">Choose</text:span><text:span text:style-name="T76"> </text:span><text:span text:style-name="T77">Install</text:span> Location screen.</text:p>
      <text:p text:style-name="Text_20_body"><text:span text:style-name="T78">Step</text:span><text:span text:style-name="T79"> </text:span><text:span text:style-name="T80">5.</text:span> Click ?Next? to activate the <text:span text:style-name="T81">Install</text:span><text:span text:style-name="T82"> </text:span><text:span text:style-name="T83">Options</text:span> screen.</text:p>
      <text:p text:style-name="Text_20_body"><text:span text:style-name="T84">Note:</text:span> The <text:span text:style-name="T85">Install</text:span><text:span text:style-name="T86"> </text:span><text:span text:style-name="T87">Options</text:span> screen appears with the <text:span text:style-name="T88">Install</text:span><text:span text:style-name="T89"> </text:span><text:span text:style-name="T90">optional</text:span><text:span text:style-name="T91"> </text:span><text:span text:style-name="T92">Yahoo!</text:span><text:span text:style-name="T93"> </text:span><text:span text:style-name="T94">toolbar</text:span> option enabled. Do <text:span text:style-name="T95">not</text:span> install the Yahoo! toolbar, which may compromise your Internet privacy and security.</text:p>
      <text:p text:style-name="Text_20_body"><text:span text:style-name="T96">Step</text:span><text:span text:style-name="T97"> </text:span><text:span text:style-name="T98">6.</text:span> Check the <text:span text:style-name="T99">Install</text:span><text:span text:style-name="T100"> </text:span><text:span text:style-name="T101">optional</text:span><text:span text:style-name="T102"> </text:span><text:span text:style-name="T103">Yahoo!</text:span><text:span text:style-name="T104"> </text:span><text:span text:style-name="T105">toolbar</text:span> check box to disable it as shown below:</text:p>
      <text:p text:style-name="Text_20_body"><text:span text:style-name="T106">Step</text:span><text:span text:style-name="T107"> </text:span><text:span text:style-name="T108">7.</text:span> Click ?Install? to begin installing Recuva. This will activate the installation progress bar that will disappear after the installation has completed itself in a few minutes.</text:p>
      <text:p text:style-name="Text_20_body"><text:span text:style-name="T109">Step</text:span><text:span text:style-name="T110"> </text:span><text:span text:style-name="T111">8.</text:span> Click ?Finish? to complete installing Recuva.</text:p>
      <text:p text:style-name="Text_20_body">Now that you have successfully installed Recuva, you are ready to begin recovering and/or overwriting private and sensitive information.</text:p>
      <text:h text:style-name="Heading_20_3" text:outline-level="3">How to Perform Different Scans Using Recuva</text:h>
      <text:h text:style-name="Heading_20_3" text:outline-level="3">3.0 Before You Begin</text:h>
      <text:p text:style-name="First_20_paragraph">In this section, you will learn how to perform different types of scans, and be introduced to the <text:span text:style-name="T112">General</text:span> and <text:span text:style-name="T113">Actions</text:span> tabs in the <text:span text:style-name="T114">Options</text:span> screen. <text:span text:style-name="T115">Note:</text:span> A scan will simply retrieve and display the files which are potentially recoverable. The actual recovery procedures are discussed in the next section.</text:p>
      <text:h text:style-name="Heading_20_3" text:outline-level="3">3.1 How to Perform a Scan Using the Recuva Wizard</text:h>
      <text:p text:style-name="First_20_paragraph">The Recuva <text:span text:style-name="T116">Wizard</text:span> is recommended in situations where neither the full nor partial name of the file you would like to recover is known. It is also recommended if this is the first time you are using Recuva. The Recuva <text:span text:style-name="T117">Wizard</text:span> lets you set the scan parameters by letting you specify the file type and/or from where the file was deleted.</text:p>
      <text:p text:style-name="Text_20_body">To begin scanning for deleted files, perform the following steps:</text:p>
      <text:p text:style-name="Text_20_body"><text:span text:style-name="T118">Step</text:span><text:span text:style-name="T119"> </text:span><text:span text:style-name="T120">1.</text:span> Click the Recuva icon or select Start &gt; Programs &gt; Recuva &gt; Recuva to launch the program, and activate the following screen:</text:p>
      <text:p text:style-name="Text_20_body"><text:span text:style-name="T121">Tip:</text:span> If you know the exact or even partial name of a file you would like to recover, click ?Cancel? to go to the <text:span text:style-name="T122">Piriform</text:span><text:span text:style-name="T123"> </text:span><text:span text:style-name="T124">Recuva</text:span> main user interface, and then follow the steps in section 3.2 How to Perform a Scan without Using the Recuva Wizard.</text:p>
      <text:p text:style-name="Text_20_body"><text:span text:style-name="T125">Step</text:span><text:span text:style-name="T126"> </text:span><text:span text:style-name="T127">2.</text:span> Click ?Next? to activate the following screen:</text:p>
      <text:p text:style-name="Text_20_body">The <text:span text:style-name="T128">Recuva</text:span><text:span text:style-name="T129"> </text:span><text:span text:style-name="T130">Wizard</text:span><text:span text:style-name="T131"> </text:span><text:span text:style-name="T132">File</text:span><text:span text:style-name="T133"> </text:span><text:span text:style-name="T134">type</text:span> displays a list of different file types, and describes what files might be recovered when each option is enabled.</text:p>
      <text:p text:style-name="Text_20_body"><text:span text:style-name="T135">Step</text:span><text:span text:style-name="T136"> </text:span><text:span text:style-name="T137">3.</text:span> Check the <text:span text:style-name="T138">Other</text:span> option, and then click ?Next? to activate the following screen:</text:p>
      <text:p text:style-name="Text_20_body"><text:span text:style-name="T139">Note:</text:span> The default setting for the <text:span text:style-name="T140">Recuva</text:span><text:span text:style-name="T141"> </text:span><text:span text:style-name="T142">Wizard</text:span><text:span text:style-name="T143"> </text:span><text:span text:style-name="T144">File</text:span><text:span text:style-name="T145"> </text:span><text:span text:style-name="T146">Location</text:span> screen is the <text:span text:style-name="T147">I'm</text:span><text:span text:style-name="T148"> </text:span><text:span text:style-name="T149">not</text:span><text:span text:style-name="T150"> </text:span><text:span text:style-name="T151">sure option</text:span>. This option will extend the scan to all drives as well as removable media, except CDs, DVDs and optical media. It may, therefore, require a longer time to generate results.</text:p>
      <text:p text:style-name="Text_20_body">Files are most frequently deleted from Recycle Bin in the Windows operating systems, to minimize the chance of your accidentally deleting private or sensitive information.</text:p>
      <text:p text:style-name="Text_20_body"><text:span text:style-name="T152">Step</text:span><text:span text:style-name="T153"> </text:span><text:span text:style-name="T154">4.</text:span> Check the <text:span text:style-name="T155">In</text:span><text:span text:style-name="T156"> </text:span><text:span text:style-name="T157">the</text:span><text:span text:style-name="T158"> </text:span><text:span text:style-name="T159">Recycle</text:span><text:span text:style-name="T160"> </text:span><text:span text:style-name="T161">Bin</text:span> option as shown above, and then click ?Next? to activate the following screen:</text:p>
      <text:p text:style-name="Text_20_body"><text:span text:style-name="T162">Note:</text:span> For this exercise, do not enable the <text:span text:style-name="T163">Deep</text:span><text:span text:style-name="T164"> </text:span><text:span text:style-name="T165">Scan</text:span> option. This scanning technique will be discussed in section 3.3 How to Perform a Deep Scan.</text:p>
      <text:p text:style-name="Text_20_body"><text:span text:style-name="T166">Step</text:span><text:span text:style-name="T167"> </text:span><text:span text:style-name="T168">5.</text:span> Click ?Start? to begin recovering your deleted files.</text:p>
      <text:p text:style-name="Text_20_body">During the file recovery process, two progress status bars appear in quick succession. The <text:span text:style-name="T169">Scanning</text:span><text:span text:style-name="T170"> </text:span><text:span text:style-name="T171">the</text:span><text:span text:style-name="T172"> </text:span><text:span text:style-name="T173">drive</text:span><text:span text:style-name="T174"> </text:span><text:span text:style-name="T175">for</text:span><text:span text:style-name="T176"> </text:span><text:span text:style-name="T177">deleted</text:span><text:span text:style-name="T178"> </text:span><text:span text:style-name="T179">files</text:span> progress bar lists the deleted files. The <text:span text:style-name="T180">Analyzing</text:span><text:span text:style-name="T181"> </text:span><text:span text:style-name="T182">the</text:span><text:span text:style-name="T183"> </text:span><text:span text:style-name="T184">file</text:span><text:span text:style-name="T185"> </text:span><text:span text:style-name="T186">contents</text:span> progress bar groups and sorts the deleted files into file types and degree of recoverability. They also display the duration of the scanning and analysis processes. Your <text:span text:style-name="T187">Piriform</text:span><text:span text:style-name="T188"> </text:span><text:span text:style-name="T189">Recuva</text:span> main user interface may then resemble the following screen:</text:p>
      <text:p text:style-name="Text_20_body">The <text:span text:style-name="T190">Piriform</text:span><text:span text:style-name="T191"> </text:span><text:span text:style-name="T192">Recuva</text:span> main user interface lists information about each deleted file, arranged in six columns. Each column is described as follows:</text:p>
      <text:p text:style-name="Text_20_body"><text:span text:style-name="T193">Filename</text:span> This displays the name and file extension of the deleted file. Click the <text:span text:style-name="T194">Filename</text:span> title to arrange the deleted files in alphabetical order.</text:p>
      <text:p text:style-name="Text_20_body"><text:span text:style-name="T195">Path:</text:span> This displays where the deleted file was found. Given that the <text:span text:style-name="T196">In</text:span><text:span text:style-name="T197"> </text:span><text:span text:style-name="T198">the</text:span><text:span text:style-name="T199"> </text:span><text:span text:style-name="T200">Recycle</text:span><text:span text:style-name="T201"> </text:span><text:span text:style-name="T202">Bin</text:span> option was enabled in this example, the file path is <text:span text:style-name="T203">C:RECYCLER</text:span> for all the deleted files. Click the <text:span text:style-name="T204">Path</text:span> title to view all the files listed under a particular directory or file path.</text:p>
      <text:p text:style-name="Text_20_body"><text:span text:style-name="T205">Last</text:span><text:span text:style-name="T206"> </text:span><text:span text:style-name="T207">modified:</text:span> This displays the last time the file was modified before it was deleted, and can be useful in helping to identify the file you would like to recover. Click <text:span text:style-name="T208">Last</text:span><text:span text:style-name="T209"> </text:span><text:span text:style-name="T210">modified</text:span> to list the deleted files according to the oldest or most recent.</text:p>
      <text:p text:style-name="Text_20_body"><text:span text:style-name="T211">Size:</text:span> This displays the size of the file. Click <text:span text:style-name="T212">Size</text:span> to list the deleted files beginning with the largest or smallest deleted file.</text:p>
      <text:p text:style-name="Text_20_body"><text:span text:style-name="T213">Status:</text:span> This displays the extent to which the file is recoverable, and corresponds to the file status icons discussed below. Click <text:span text:style-name="T214">Status</text:span> to sort the deleted files into the three basic categories, and list them from <text:span text:style-name="T215">Excellent</text:span> to <text:span text:style-name="T216">Unrecoverable</text:span>.</text:p>
      <text:p text:style-name="Text_20_body"><text:span text:style-name="T217">Comment:</text:span> This displays why a given file may or may not be recoverable, and the extent to which a deleted file has been overwritten in the Windows Master File Table. Click <text:span text:style-name="T218">Comment</text:span> to view the extent to which a file or group of files have been overwritten.</text:p>
      <text:p text:style-name="Text_20_body">Each file is associated with a coloured status icon which indicates the extent to which each file can be successfully recovered:</text:p>
      <text:p text:style-name="Text_20_body">The following list describes each status icon:</text:p>
      <text:p text:style-name="Text_20_body">? Green: The chances for a full recovery are excellent.<text:line-break/>? Orange: The chances for recovery are acceptable.<text:line-break/>? Red: The chances for recovery are unlikely.</text:p>
      <text:h text:style-name="Heading_20_3" text:outline-level="3">3.2 How to Perform a Scan without Using the Recuva Wizard</text:h>
      <text:p text:style-name="First_20_paragraph">To access the Recuva main user interface directly, (that is, not use the <text:span text:style-name="T219">Recuva</text:span><text:span text:style-name="T220"> </text:span><text:span text:style-name="T221">Wizard</text:span>), perform the following steps:</text:p>
      <text:p text:style-name="Text_20_body"><text:span text:style-name="T222">Step</text:span><text:span text:style-name="T223"> </text:span><text:span text:style-name="T224">1.</text:span> Click the Recuva icon or select Start &gt; Programs &gt; Recuva &gt; Recuva.</text:p>
      <text:p text:style-name="Text_20_body"><text:span text:style-name="T225">Step</text:span><text:span text:style-name="T226"> </text:span><text:span text:style-name="T227">2.</text:span> Check the <text:span text:style-name="T228">Do</text:span><text:span text:style-name="T229"> </text:span><text:span text:style-name="T230">not</text:span><text:span text:style-name="T231"> </text:span><text:span text:style-name="T232">show</text:span><text:span text:style-name="T233"> </text:span><text:span text:style-name="T234">this</text:span><text:span text:style-name="T235"> </text:span><text:span text:style-name="T236">Wizard</text:span><text:span text:style-name="T237"> </text:span><text:span text:style-name="T238">on</text:span><text:span text:style-name="T239"> </text:span><text:span text:style-name="T240">startup</text:span> option, then click ?Cancel? to activate the following screen:</text:p>
      <text:p text:style-name="Text_20_body">The <text:span text:style-name="T241">Piriform</text:span><text:span text:style-name="T242"> </text:span><text:span text:style-name="T243">Recuva</text:span> main user interface is divided into the results pane on the left and the <text:span text:style-name="T244">Preview</text:span>, <text:span text:style-name="T245">Info</text:span> and <text:span text:style-name="T246">Header</text:span> tabs in which to sort and view information about a specific deleted file. It lets you set certain scan options, similar to those in the <text:span text:style-name="T247">Recuva</text:span><text:span text:style-name="T248"> </text:span><text:span text:style-name="T249">Wizard</text:span>.</text:p>
      <text:p text:style-name="Text_20_body"><text:span text:style-name="T250">Step</text:span><text:span text:style-name="T251"> </text:span><text:span text:style-name="T252">3.</text:span> Click to activate the drop-down list and select the drive to be scanned; the <text:span text:style-name="T253">Local</text:span><text:span text:style-name="T254"> </text:span><text:span text:style-name="T255">Disk</text:span><text:span text:style-name="T256"> </text:span><text:span text:style-name="T257">(C:)</text:span> is the default and used in this example as follows:</text:p>
      <text:p text:style-name="Text_20_body">The <text:span text:style-name="T258">Filename</text:span> or <text:span text:style-name="T259">path</text:span> drop-down list lets you specify the kind of file you are looking for, and loosely corresponds to the <text:span text:style-name="T260">Recuva</text:span><text:span text:style-name="T261"> </text:span><text:span text:style-name="T262">Wizard</text:span><text:span text:style-name="T263"> </text:span><text:span text:style-name="T264">File</text:span><text:span text:style-name="T265"> </text:span><text:span text:style-name="T266">type</text:span> screen.</text:p>
      <text:p text:style-name="Text_20_body">The <text:span text:style-name="T267">Filename</text:span> or <text:span text:style-name="T268">path</text:span> feature is a combination of a text box and drop-down list. It has two main uses: To let you directly search for a specific file, and/or to sort through a list of deleted files, according to file type.</text:p>
      <text:p text:style-name="Text_20_body">Alternatively, the <text:span text:style-name="T269">Filename</text:span> or <text:span text:style-name="T270">path</text:span> feature can be used to search for files of a specific type, or to sort through a general list of deleted files in the results pane.</text:p>
      <text:p text:style-name="Text_20_body">To begin scanning for a file of which all or part of the name is known, perform the following steps:</text:p>
      <text:p text:style-name="Text_20_body"><text:span text:style-name="T271">Step</text:span><text:span text:style-name="T272"> </text:span><text:span text:style-name="T273">1.</text:span> Type in the name or partial name of a file you would like to recover as follows (in this example, the file <text:span text:style-name="T274">triangle.png</text:span> is being scanned):</text:p>
      <text:p text:style-name="Text_20_body">Tip: Click X to reset the <text:span text:style-name="T275">File</text:span><text:span text:style-name="T276"> </text:span><text:span text:style-name="T277">name</text:span><text:span text:style-name="T278"> </text:span><text:span text:style-name="T279">and</text:span><text:span text:style-name="T280"> </text:span><text:span text:style-name="T281">path</text:span> (which appear greyed out).</text:p>
      <text:p text:style-name="Text_20_body"><text:span text:style-name="T282">Step</text:span><text:span text:style-name="T283"> </text:span><text:span text:style-name="T284">2.</text:span> Click ?Scan? to begin scanning for your deleted file(s); shortly thereafter, a screen will appear resembling the following:</text:p>
      <text:h text:style-name="Heading_20_3" text:outline-level="3">3.3 How to Perform a Deep Scan Using Recuva</text:h>
      <text:p text:style-name="First_20_paragraph">The <text:span text:style-name="T285">Enable</text:span><text:span text:style-name="T286"> </text:span><text:span text:style-name="T287">Deep</text:span><text:span text:style-name="T288"> </text:span><text:span text:style-name="T289">Scan</text:span> option lets you conduct a more thorough scan; naturally, a deep scan takes a longer time, depending on your computer speed and the number of files you have. This option might prove useful if your initial scan does not display the files you would have liked to recover. Although a deep scan may even take hours depending on the amount of data stored on your computer, it may improve your chances of recovering the files you require.</text:p>
      <text:p text:style-name="Text_20_body">The Recuva <text:span text:style-name="T290">Deep</text:span><text:span text:style-name="T291"> </text:span><text:span text:style-name="T292">Scan</text:span> option can be enabled either through checking the <text:span text:style-name="T293">Enable</text:span><text:span text:style-name="T294"> </text:span><text:span text:style-name="T295">Deep</text:span><text:span text:style-name="T296"> </text:span><text:span text:style-name="T297">Scan</text:span> option in the <text:span text:style-name="T298">Recuva</text:span><text:span text:style-name="T299"> </text:span><text:span text:style-name="T300">Wizard</text:span>.</text:p>
      <text:p text:style-name="Text_20_body"><text:span text:style-name="T301">Step</text:span><text:span text:style-name="T302"> </text:span><text:span text:style-name="T303">1.</text:span> Click ?Options? to activate the <text:span text:style-name="T304">Options</text:span> screen, then click the <text:span text:style-name="T305">Actions</text:span> tab as follows:</text:p>
      <text:p text:style-name="Text_20_body"><text:span text:style-name="T306">Step</text:span><text:span text:style-name="T307"> </text:span><text:span text:style-name="T308">2.</text:span> Check the <text:span text:style-name="T309">Deep</text:span><text:span text:style-name="T310"> </text:span><text:span text:style-name="T311">Scan (increases</text:span><text:span text:style-name="T312"> </text:span><text:span text:style-name="T313">scan</text:span><text:span text:style-name="T314"> </text:span><text:span text:style-name="T315">time)</text:span> option, then click ?OK?.</text:p>
      <text:p text:style-name="Text_20_body"><text:span text:style-name="T316">Step</text:span><text:span text:style-name="T317"> </text:span><text:span text:style-name="T318">3.</text:span> Click ?Scan? to begin scanning for deleted files using the <text:span text:style-name="T319">Deep</text:span><text:span text:style-name="T320"> </text:span><text:span text:style-name="T321">Scan</text:span> option. As mentioned earlier, a deep scan can potentially take a few hours, depending on the size of your hard disk and computer speed:</text:p>
      <text:h text:style-name="Heading_20_3" text:outline-level="3">3.4 An Introduction to the Options Screen</text:h>
      <text:p text:style-name="First_20_paragraph">In this section, you will learn how to use the different settings to successfully recover and overwrite your private or sensitive information in the <text:span text:style-name="T322">Options</text:span> screen. To configure these settings, perform the following steps:</text:p>
      <text:p text:style-name="Text_20_body"><text:span text:style-name="T323">Step</text:span><text:span text:style-name="T324"> </text:span><text:span text:style-name="T325">1:</text:span> Click ?Options? to activate the following screen:</text:p>
      <text:p text:style-name="Text_20_body">The <text:span text:style-name="T326">Options</text:span> screen is divided into the <text:span text:style-name="T327">General</text:span>, <text:span text:style-name="T328">Actions</text:span> and <text:span text:style-name="T329">About</text:span> tabs.</text:p>
      <text:p text:style-name="Text_20_body">The <text:span text:style-name="T330">General</text:span> tab lets you define a number of important settings, including <text:span text:style-name="T331">Language</text:span> (Recuva supports 37 languages), <text:span text:style-name="T332">View</text:span><text:span text:style-name="T333"> </text:span><text:span text:style-name="T334">mode</text:span> and disabling or enabling the <text:span text:style-name="T335">Recuva</text:span><text:span text:style-name="T336"> </text:span><text:span text:style-name="T337">Wizard</text:span>.</text:p>
      <text:p text:style-name="Text_20_body">The View Mode lets you select how you would like to view the deleted files, and can also be enabled whenever you right click a file in the <text:span text:style-name="T338">Piriform</text:span><text:span text:style-name="T339"> </text:span><text:span text:style-name="T340">Recuva</text:span>.</text:p>
      <text:p text:style-name="Text_20_body">? <text:span text:style-name="T341">List:</text:span> This option lets you view the deleted files in a list<text:line-break/>? <text:span text:style-name="T342">Tree:</text:span> This option lets you view the directory path of deleted files in the form of an expandable tree.<text:line-break/>? <text:span text:style-name="T343">Thumbnails:</text:span> This option lets you view the deleted files as graphics or images where possible.</text:p>
      <text:p text:style-name="Text_20_body">Most importantly perhaps, the <text:span text:style-name="T344">Advanced</text:span> section of the <text:span text:style-name="T345">General</text:span> tab lets you set the number of times your data can be overwritten by random data to protect it from recovery by hostile or malicious parties.</text:p>
      <text:p text:style-name="Text_20_body">The <text:span text:style-name="T346">Secure</text:span><text:span text:style-name="T347"> </text:span><text:span text:style-name="T348">overwriting</text:span> drop-down list displays four options for overwriting your private information. Its default mode is <text:span text:style-name="T349">Simple</text:span><text:span text:style-name="T350"> </text:span><text:span text:style-name="T351">Overwrite (1</text:span><text:span text:style-name="T352"> </text:span><text:span text:style-name="T353">pass)</text:span>. A pass refers to the number of times your document, file or folder will be overwritten with random data to render it completely unreadable.</text:p>
      <text:p text:style-name="Text_20_body"><text:span text:style-name="T354">Step</text:span><text:span text:style-name="T355"> </text:span><text:span text:style-name="T356">2: Select</text:span> the <text:span text:style-name="T357">DOD</text:span><text:span text:style-name="T358"> </text:span><text:span text:style-name="T359">5220.22-M</text:span><text:span text:style-name="T360"> </text:span><text:span text:style-name="T361">(3</text:span><text:span text:style-name="T362"> </text:span><text:span text:style-name="T363">passes)</text:span> option as follows:</text:p>
      <text:p text:style-name="Text_20_body">A single pass may prove quite effective in overwriting a given document, file or folder; however, there are parties with the resources and skills to recover a relatively light secure overwrite. Three passes is a solid balance between the time required to perform a secure overwrite, and the ability to recover that document, file or folder.</text:p>
      <text:p text:style-name="Text_20_body"><text:span text:style-name="T364">Step</text:span><text:span text:style-name="T365"> </text:span><text:span text:style-name="T366">3.</text:span> Click ?OK? to save your <text:span text:style-name="T367">General</text:span> tab configuration options.</text:p>
      <text:p text:style-name="Text_20_body">? <text:span text:style-name="T368">Show</text:span><text:span text:style-name="T369"> </text:span><text:span text:style-name="T370">files</text:span><text:span text:style-name="T371"> </text:span><text:span text:style-name="T372">found</text:span><text:span text:style-name="T373"> </text:span><text:span text:style-name="T374">in</text:span><text:span text:style-name="T375"> </text:span><text:span text:style-name="T376">hidden</text:span><text:span text:style-name="T377"> </text:span><text:span text:style-name="T378">system</text:span><text:span text:style-name="T379"> </text:span><text:span text:style-name="T380">directories:</text:span> This option lets you display files in hidden system directories.</text:p>
      <text:p text:style-name="Text_20_body">? <text:span text:style-name="T381">Show</text:span><text:span text:style-name="T382"> </text:span><text:span text:style-name="T383">zero-byte</text:span><text:span text:style-name="T384"> </text:span><text:span text:style-name="T385">files:</text:span> This option lets you show you files that have little to no content, and which are basically irrecoverable.Show securely deleted files: This option lets you display files that have been securely deleted in the results pane.</text:p>
      <text:p text:style-name="Text_20_body"><text:span text:style-name="T386">Note:</text:span> If you have already used CCleaner or a similar program, it changes the filename to ZZZZZZZ.ZZZ when it securely deletes a file, for security reasons.</text:p>
      <text:p text:style-name="Text_20_body">? <text:span text:style-name="T387">Deep</text:span><text:span text:style-name="T388"> </text:span><text:span text:style-name="T389">Scan:</text:span> This option lets you scan the entire drive for the deleted document or file; if previous scans have proven ineffective in locating your file, the Deep Scan may prove useful. However, it does require more time. Please refer to section 3.3 How to Perform a Deep Scan Using Recuva.</text:p>
      <text:p text:style-name="Text_20_body">? <text:span text:style-name="T390">Scan</text:span><text:span text:style-name="T391"> </text:span><text:span text:style-name="T392">for</text:span><text:span text:style-name="T393"> </text:span><text:span text:style-name="T394">non-deleted</text:span><text:span text:style-name="T395"> </text:span><text:span text:style-name="T396">files</text:span><text:span text:style-name="T397"> </text:span><text:span text:style-name="T398">(for</text:span><text:span text:style-name="T399"> </text:span><text:span text:style-name="T400">recovery</text:span><text:span text:style-name="T401"> </text:span><text:span text:style-name="T402">from</text:span><text:span text:style-name="T403"> </text:span><text:span text:style-name="T404">damaged</text:span><text:span text:style-name="T405"> </text:span><text:span text:style-name="T406">or</text:span><text:span text:style-name="T407"> </text:span><text:span text:style-name="T408">reformatted</text:span><text:span text:style-name="T409"> </text:span><text:span text:style-name="T410">disks):</text:span> This option lets you attempt to recover files from disks that may have sustained physical damage or software-related corruption.</text:p>
      <text:p text:style-name="Text_20_body">The <text:span text:style-name="T411">About</text:span> tab displays version information, as well as links to the Piriform web site.</text:p>
      <text:p text:style-name="Text_20_body">Now that you are more confident about performing different scans and familiar with the settings in the <text:span text:style-name="T412">General</text:span> and <text:span text:style-name="T413">Actions</text:span> tabs in the Options screen, you are ready to learn how to actually recover and/or securely overwrite your private or sensitive information.</text:p>
      <text:h text:style-name="Heading_20_3" text:outline-level="3">How to Recover and Securely Overwrite Files Using Recuva</text:h>
      <text:h text:style-name="Heading_20_3" text:outline-level="3">4.0 Before You Begin</text:h>
      <text:p text:style-name="First_20_paragraph">In this section, you will learn how to recover a previously deleted file, as well as how to securely overwrite any private or sensitive information.</text:p>
      <text:p text:style-name="Text_20_body">Recuva lets you create a new folder for storing your recovered files. Although Recuva does let you use existing folders, for reasons of safety and security, we recommend that you copy your recovered files to a removable device like a backup drive or USB memory stick.</text:p>
      <text:p text:style-name="Text_20_body"><text:span text:style-name="T414">Important:</text:span> Although Recuva does an excellent job of securely overwriting information, it may leave a file marker indicating the existence of such a file. To protect your privacy and security, it makes sense to save any important, private or sensitive information to a removable device, and not to the original location or path.</text:p>
      <text:h text:style-name="Heading_20_3" text:outline-level="3">4.1 How to Recover a Deleted File</text:h>
      <text:p text:style-name="First_20_paragraph">To begin recovering a deleted file, perform the following steps:</text:p>
      <text:p text:style-name="Text_20_body"><text:span text:style-name="T415">Step</text:span><text:span text:style-name="T416"> </text:span><text:span text:style-name="T417">1.</text:span> Connect your removable disk or a USB memory stick to your computer.</text:p>
      <text:p text:style-name="Text_20_body"><text:span text:style-name="T418">Step</text:span><text:span text:style-name="T419"> </text:span><text:span text:style-name="T420">2.</text:span> Check the check box next to a file you want to recover to enable the Recover... button or double click that file to both check and highlight that file.</text:p>
      <text:p text:style-name="Text_20_body"><text:span text:style-name="T421">Step</text:span><text:span text:style-name="T422"> </text:span><text:span text:style-name="T423">3.</text:span> Click ?Recover?? to activate the <text:span text:style-name="T424">Browse</text:span><text:span text:style-name="T425"> </text:span><text:span text:style-name="T426">For</text:span><text:span text:style-name="T427"> </text:span><text:span text:style-name="T428">Folder</text:span> screen.</text:p>
      <text:p text:style-name="Text_20_body"><text:span text:style-name="T429">Step</text:span><text:span text:style-name="T430"> </text:span><text:span text:style-name="T431">4.</text:span> Select a destination and then click ?Make New Folder? to create your recovery folder as shown below.</text:p>
      <text:p text:style-name="Text_20_body"><text:span text:style-name="T432">Note:</text:span> In this example, the folder for storing your recovered documents and files has been given an obvious label. However, keeping your digital privacy and security in mind, we encourage you to be more careful in labelling your own folder.</text:p>
      <text:p text:style-name="Text_20_body"><text:span text:style-name="T433">Step</text:span><text:span text:style-name="T434"> </text:span><text:span text:style-name="T435">5.</text:span> Click ?Yes? to begin the file recovery process; a progress status screen appears as follows:</text:p>
      <text:p text:style-name="Text_20_body">After the files have been recovered, a confirmation will appear resembling the following screen:</text:p>
      <text:p text:style-name="Text_20_body"><text:span text:style-name="T436">Note:</text:span> Recuva supports multiple file recovery. Simply check the check boxes of the files you would like to recover and perform steps <text:span text:style-name="T437">3</text:span> to <text:span text:style-name="T438">5</text:span>.</text:p>
      <text:p text:style-name="Text_20_body">Now that you are comfortable with recovering a previously deleted file, you are ready to learn how to use the pop-up menu to perform multiple file recoveries and secure overwriting of files.</text:p>
      <text:h text:style-name="Heading_20_3" text:outline-level="3">4.2 How to Use the Pop-up Menu</text:h>
      <text:p text:style-name="First_20_paragraph">Recuva offers different options for selecting the documents, files or folders you would like to delete or securely overwrite.</text:p>
      <text:p text:style-name="Text_20_body">? <text:span text:style-name="T439">Checking</text:span> is generally used to quickly select several non-contiguous or separate files for recovery or secure overwriting.<text:line-break/>? <text:span text:style-name="T440">Highlighting</text:span> is generally used to quickly select contiguous multiple files in a block or group for recovery or secure overwriting.</text:p>
      <text:p text:style-name="Text_20_body">Right click on a deleted file displayed in the Recuva main to activate the following pop-up menu:</text:p>
      <text:p text:style-name="Text_20_body"><text:span text:style-name="T441">Recover</text:span><text:span text:style-name="T442"> </text:span><text:span text:style-name="T443">Highlighted:</text:span> This item lets you recover all or any highlighted deleted file(s).</text:p>
      <text:p text:style-name="Text_20_body"><text:span text:style-name="T444">Recover</text:span><text:span text:style-name="T445"> </text:span><text:span text:style-name="T446">Checked:</text:span> This item lets you recover a checked deleted file.</text:p>
      <text:p text:style-name="Text_20_body"><text:span text:style-name="T447">Check</text:span><text:span text:style-name="T448"> </text:span><text:span text:style-name="T449">Highlighted:</text:span> This item lets you check a highlighted deleted file.</text:p>
      <text:p text:style-name="Text_20_body"><text:span text:style-name="T450">Uncheck</text:span><text:span text:style-name="T451"> </text:span><text:span text:style-name="T452">Highlighted:</text:span> This item lets you uncheck a highlighted deleted file.</text:p>
      <text:p text:style-name="Text_20_body">As you recall, the View Mode can also be set in the <text:span text:style-name="T453">General</text:span> tab in the <text:span text:style-name="T454">Options</text:span> screen. This item lets you select how you would like to view the deleted files.</text:p>
      <text:p text:style-name="Text_20_body">? <text:span text:style-name="T455">List:</text:span> This option lets you view the deleted files in a list as in Figure 5<text:line-break/>? <text:span text:style-name="T456">Tree:</text:span> This option lets you view the directory path of deleted files in the form of an expandable tree.<text:line-break/>? <text:span text:style-name="T457">Thumbnails:</text:span> This option lets you view the deleted files as graphics or images where possible.</text:p>
      <text:p text:style-name="Text_20_body"><text:span text:style-name="T458">Highlight</text:span><text:span text:style-name="T459"> </text:span><text:span text:style-name="T460">Folder:</text:span> This option lets you select multiple deleted files according to their directory path, and lets you perform the actions listed in the pop-up menu on them.</text:p>
      <text:p text:style-name="Text_20_body"><text:span text:style-name="T461">Secure</text:span><text:span text:style-name="T462"> </text:span><text:span text:style-name="T463">Overwrite</text:span><text:span text:style-name="T464"> </text:span><text:span text:style-name="T465">Highlighted:</text:span> This option lets you securely overwrite a highlighted deleted file.</text:p>
      <text:p text:style-name="Text_20_body"><text:span text:style-name="T466">Secure</text:span><text:span text:style-name="T467"> </text:span><text:span text:style-name="T468">Overwrite</text:span><text:span text:style-name="T469"> </text:span><text:span text:style-name="T470">Checked:</text:span> This option lets you securely overwrite a checked deleted file, changing its status icon to red.</text:p>
      <text:h text:style-name="Heading_20_3" text:outline-level="3">4.3 How to Securely Overwrite a Deleted File</text:h>
      <text:p text:style-name="First_20_paragraph">To securely overwrite a deleted file, perform the following steps:</text:p>
      <text:p text:style-name="Text_20_body"><text:span text:style-name="T471">Step</text:span><text:span text:style-name="T472"> </text:span><text:span text:style-name="T473">1.</text:span> Check the individual file you would like to have securely overwritten, and then right click the check box it to activate the pop-up menu.</text:p>
      <text:p text:style-name="Text_20_body"><text:span text:style-name="T474">Step</text:span><text:span text:style-name="T475"> </text:span><text:span text:style-name="T476">2.</text:span> Select ?Secure Overwrite Checked? to activate the following confirmation dialog box:</text:p>
      <text:p text:style-name="Text_20_body"><text:span text:style-name="T477">Step</text:span><text:span text:style-name="T478"> </text:span><text:span text:style-name="T479">3.</text:span> Click ?Yes? to begin the overwriting process; depending on the size and status of the file as well as the <text:span text:style-name="T480">Secure</text:span><text:span text:style-name="T481"> </text:span><text:span text:style-name="T482">overwriting</text:span> option you selected in the <text:span text:style-name="T483">General</text:span> tab in the <text:span text:style-name="T484">Options</text:span> screen, this could take some time. After the overwriting process has been completed, a screen resembling the following appears:</text:p>
      <text:p text:style-name="Text_20_body">You have successfully completed recovering and securely overwriting files using Recuva previously deleted files.</text:p>
      <text:h text:style-name="Heading_20_3" text:outline-level="3">5 PORTABLE RECUVA</text:h>
      <text:h text:style-name="Heading_20_3" text:outline-level="3">5.1 Differences between the Installed and Portable Versions of Recuva</text:h>
      <text:p text:style-name="First_20_paragraph">Given that portable tools are not installed on a local computer, their existence and use may remain undetected. However, keep in mind that your external device or USB memory stick, and portable tools are only as safe as the computer you are using, and may risk being exposed to adware, malware, spyware and viruses.</text:p>
      <text:p text:style-name="Text_20_body">There are no other differences between Portable Recuva and the version designed to be installed.</text:p>
      <text:h text:style-name="Heading_20_3" text:outline-level="3">5.2 How to Download and Extract Recuva Portable</text:h>
      <text:p text:style-name="First_20_paragraph">To begin downloading and extracting Recuva Portable, perform the following steps:</text:p>
      <text:p text:style-name="Text_20_body"><text:span text:style-name="T485">Step</text:span><text:span text:style-name="T486"> </text:span><text:span text:style-name="T487">1.</text:span> Click <text:a xlink:type="simple" xlink:href="http://www.piriform.com/recuva/download/portable" office:name=""><text:span text:style-name="Definition">http://www.piriform.com/recuva/download/portable</text:span></text:a> to be directed to the appropriate download site, and automatically activate the following screen:</text:p>
      <text:p text:style-name="Text_20_body"><text:span text:style-name="T488">Step</text:span><text:span text:style-name="T489"> </text:span><text:span text:style-name="T490">2.</text:span> Click ?OK? to save the <text:span text:style-name="T491">rcsetup140.zip</text:span> installation file to your computer; and then navigate to it.</text:p>
      <text:p text:style-name="Text_20_body"><text:span text:style-name="T492">Step</text:span><text:span text:style-name="T493"> </text:span><text:span text:style-name="T494">3.</text:span> Right click to activate the Windows pop-up menu, and then select the Extract files... item as shown below:</text:p>
      <text:p text:style-name="Text_20_body"><text:span text:style-name="T495">Step</text:span><text:span text:style-name="T496"> </text:span><text:span text:style-name="T497">4.</text:span> Navigate to the removable drive or USB memory stick as shown below, and then click ?New Folder? to create a new folder in which to extract the installation file.</text:p>
      <text:p text:style-name="Text_20_body"><text:span text:style-name="T498">Step</text:span><text:span text:style-name="T499"> </text:span><text:span text:style-name="T500">5.</text:span> Enter a name for the new folder in the document tree as shown below:</text:p>
      <text:p text:style-name="Text_20_body">Alternatively, you may type in a folder name in the accompanying drop-down list: </text:p>
      <text:p text:style-name="Text_20_body"><text:span text:style-name="T501">Note:</text:span> Although for the purposes of this example, the new folder is entitled Recuva Portable, users may choose different name.</text:p>
      <text:p text:style-name="Text_20_body"><text:span text:style-name="T502">Step</text:span><text:span text:style-name="T503"> </text:span><text:span text:style-name="T504">6.</text:span> Click ?OK? to begin extracting its contents to newly created folder.</text:p>
      <text:p text:style-name="Text_20_body"><text:span text:style-name="T505">Step</text:span><text:span text:style-name="T506"> </text:span><text:span text:style-name="T507">7.</text:span> Navigate to your destination external drive or USB memory stick, as shown below, then open it to confirm that the Portable Recuva program was successfully extracted.</text:p>
      <text:p text:style-name="Text_20_body"><text:span text:style-name="T508">Step</text:span><text:span text:style-name="T509"> </text:span><text:span text:style-name="T510">8.</text:span> Double click <text:span text:style-name="T511">Recuva.exe</text:span> to activate the Portable Recuva wizard.</text:p>
      <text:p text:style-name="Text_20_body">Please refer to the rest of the Recuva tool guide above to begin configuring and using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